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Grande" svg:font-family="'Lucida Grande', 'Lucida Sans Unicode', 'Lucida Sans', Geneva, Verdana, sans-serif"/>
    <style:font-face style:name="Menlo" svg:font-family="Menlo, Monaco, Consolas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4pt" style:font-size-asian="14pt" style:font-size-complex="14pt"/>
    </style:style>
    <style:style style:name="P3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4" style:family="paragraph" style:parent-style-name="Standard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5" style:family="paragraph" style:parent-style-name="Standard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use-window-font-color="true" style:font-name="Arial" fo:font-size="14pt" style:font-size-asian="14pt" style:font-size-complex="14pt"/>
    </style:style>
    <style:style style:name="P7" style:family="paragraph" style:parent-style-name="Standard">
      <style:text-properties fo:color="#00ae00" style:font-name="Arial" fo:font-size="10pt" style:font-size-asian="10pt" style:font-size-complex="10pt"/>
    </style:style>
    <style:style style:name="P8" style:family="paragraph" style:parent-style-name="Standard">
      <style:text-properties fo:color="#ff0000" style:font-name="Arial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ff0000" style:font-name="Arial" fo:font-size="10pt" style:font-size-asian="10pt" style:font-size-complex="10pt"/>
    </style:style>
    <style:style style:name="P10" style:family="paragraph" style:parent-style-name="Text_20_body">
      <style:text-properties style:font-name="Arial" fo:font-size="10pt" style:font-size-asian="10pt" style:font-size-complex="10pt"/>
    </style:style>
    <style:style style:name="P11" style:family="paragraph" style:parent-style-name="Text_20_body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ext_20_body">
      <style:text-properties style:use-window-font-color="true" style:font-name="Arial" fo:font-size="10pt" style:font-size-asian="10pt" style:font-size-complex="10pt"/>
    </style:style>
    <style:style style:name="P13" style:family="paragraph" style:parent-style-name="Preformatted_20_Text">
      <style:text-properties fo:font-variant="normal" fo:text-transform="none" fo:color="#ff950e" style:font-name="Arial" fo:font-size="9pt" fo:letter-spacing="normal" fo:font-style="normal" fo:font-weight="bold" style:font-size-asian="10pt" style:font-weight-asian="bold" style:font-size-complex="10pt" style:font-weight-complex="bold"/>
    </style:style>
    <style:style style:name="P14" style:family="paragraph" style:parent-style-name="Standard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5" style:family="paragraph" style:parent-style-name="Standard">
      <style:text-properties style:font-name="Arial" fo:font-size="10pt" style:font-size-asian="10pt" style:font-size-complex="10pt"/>
    </style:style>
    <style:style style:name="P16" style:family="paragraph" style:parent-style-name="Standard">
      <style:text-properties fo:color="#00ae00" style:font-name="Arial" fo:font-size="10pt" style:font-size-asian="10pt" style:font-size-complex="10pt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fo:color="#00ae00"/>
    </style:style>
    <style:style style:name="T3" style:family="text">
      <style:text-properties fo:color="#00ae00" style:font-name="Arial"/>
    </style:style>
    <style:style style:name="T4" style:family="text">
      <style:text-properties fo:font-variant="normal" fo:text-transform="none" fo:color="#18171b" style:font-name="Lucida Grande" fo:font-size="10pt" fo:letter-spacing="normal" fo:font-style="normal" fo:font-weight="normal" style:font-size-asian="10pt" style:font-size-complex="10pt"/>
    </style:style>
    <style:style style:name="T5" style:family="text">
      <style:text-properties fo:font-variant="normal" fo:text-transform="none" fo:color="#18171b" fo:letter-spacing="normal" fo:font-style="normal" fo:font-weight="normal"/>
    </style:style>
    <style:style style:name="T6" style:family="text">
      <style:text-properties fo:font-variant="normal" fo:text-transform="none" fo:color="#00a000" style:font-name="Arial" fo:font-size="9.75pt" fo:letter-spacing="normal" fo:font-style="normal" fo:font-weight="normal"/>
    </style:style>
    <style:style style:name="T7" style:family="text">
      <style:text-properties fo:font-variant="normal" fo:text-transform="none" fo:color="#00a000" style:font-name="Menlo" fo:font-size="9.75pt" fo:letter-spacing="normal" fo:font-style="normal" fo:font-weight="normal"/>
    </style:style>
    <style:style style:name="T8" style:family="text">
      <style:text-properties fo:font-variant="normal" fo:text-transform="none" fo:color="#00a000" style:font-name="Menlo" fo:font-size="9.75pt" fo:letter-spacing="normal" fo:font-style="normal" fo:font-weight="normal" style:font-size-asian="10pt" style:font-size-complex="10pt"/>
    </style:style>
    <style:style style:name="T9" style:family="text">
      <style:text-properties fo:font-variant="normal" fo:text-transform="none" fo:color="#0000ff" fo:letter-spacing="normal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style:use-window-font-color="true" fo:letter-spacing="normal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color="#ff950e" fo:font-weight="bold" style:font-weight-asian="bold" style:font-weight-complex="bold"/>
    </style:style>
    <style:style style:name="T12" style:family="text">
      <style:text-properties fo:color="#ff950e" style:font-name="Arial" fo:font-weight="bold" style:font-name-asian="Courier New" style:font-weight-asian="bold" style:font-name-complex="Courier New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style:use-window-font-color="true" style:font-name="Arial" fo:font-weight="normal" style:font-name-asian="Courier New" style:font-weight-asian="normal" style:font-name-complex="Courier New" style:font-weight-complex="normal"/>
    </style:style>
    <style:style style:name="T15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/>
    </style:style>
    <style:style style:name="T17" style:family="text">
      <style:text-properties fo:color="#0000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rmacje na temat security</text:p>
      <text:p text:style-name="P1"><text:a xlink:type="simple" xlink:href="http://symfony.com/doc/2.7/book/security.html">http://symfony.com/doc/2.7/book/security.html</text:a></text:p>
      <text:p text:style-name="P1"><text:a xlink:type="simple" xlink:href="http://symfony.com/doc/2.7/cookbook/security/index.html">http://symfony.com/doc/2.7/cookbook/security/index.html</text:a></text:p>
      <text:p text:style-name="P1"/>
      <text:p text:style-name="P1">Budowanie prostego formularza logowania:</text:p>
      <text:p text:style-name="P1"><text:a xlink:type="simple" xlink:href="http://symfony.com/doc/2.7/cookbook/security/form_login_setup.html">http://symfony.com/doc/2.7/cookbook/security/form_login_setup.html</text:a></text:p>
      <text:p text:style-name="P1"/>
      <text:p text:style-name="P1">Budowanie prostego formularza logowania z bazą danych:</text:p>
      <text:p text:style-name="P1"><text:a xlink:type="simple" xlink:href="http://symfony.com/doc/2.7/cookbook/security/entity_provider.html">http://symfony.com/doc/2.7/cookbook/security/entity_provider.html</text:a></text:p>
      <text:p text:style-name="P1"/>
      <text:p text:style-name="P1">Wykorzystanie biblioteki</text:p>
      <text:p text:style-name="P1"><text:a xlink:type="simple" xlink:href="http://symfony.com/doc/current/bundles/FOSUserBundle/index.html">http://symfony.com/doc/current/bundles/FOSUserBundle/index.html</text:a></text:p>
      <text:p text:style-name="P1"/>
      <text:p text:style-name="P1">HWIOAuthBundle – logowanie do strony przez Google, Facebook, Twitter:</text:p>
      <text:p text:style-name="P1"><text:a xlink:type="simple" xlink:href="http://symfony.com/doc/2.7/cookbook/security/entity_provider.html">http://symfony.com/doc/2.7/cookbook/security/entity_provider.html</text:a></text:p>
      <text:p text:style-name="P1"/>
      <text:p text:style-name="P2">Ładowanie użytkowników z bazy danych</text:p>
      <text:p text:style-name="P1"/>
      <text:p text:style-name="P1"><text:a xlink:type="simple" xlink:href="http://symfony.com/doc/2.7/cookbook/security/entity_provider.html">http://symfony.com/doc/2.7/cookbook/security/entity_provider.html</text:a></text:p>
      <text:p text:style-name="P1"/>
      <text:p text:style-name="P1">1. Tworzenie klasy do obsługi użytkowników:</text:p>
      <text:p text:style-name="P10">//src\BlogBundle\Resources\config\doctrine\<text:span text:style-name="T2">User.orm.yml</text:span> </text:p>
      <text:p text:style-name="P1"># src/BlogBundle/Resources/config/doctrine/<text:span text:style-name="T2">User.orm.yml</text:span></text:p>
      <text:p text:style-name="P1">BlogBundle\Entity\User:</text:p>
      <text:p text:style-name="P1"><text:s text:c="2"/>type: entity</text:p>
      <text:p text:style-name="P1"><text:s text:c="2"/>#repositoryClass: BlogBundle\Repository\UserRepository</text:p>
      <text:p text:style-name="P1"><text:s text:c="2"/>table: user</text:p>
      <text:p text:style-name="P1"><text:s text:c="2"/>id:</text:p>
      <text:p text:style-name="P1"><text:s text:c="4"/>id:</text:p>
      <text:p text:style-name="P1"><text:s text:c="6"/>type: integer</text:p>
      <text:p text:style-name="P1"><text:s text:c="6"/>generator: { strategy: AUTO }</text:p>
      <text:p text:style-name="P1"><text:s text:c="2"/>fields: <text:s text:c="5"/></text:p>
      <text:p text:style-name="P1"><text:s text:c="4"/>username:</text:p>
      <text:p text:style-name="P1"><text:s text:c="6"/>type: string</text:p>
      <text:p text:style-name="P1"><text:s text:c="6"/>length: 50</text:p>
      <text:p text:style-name="P1"><text:s text:c="6"/>unique: true</text:p>
      <text:p text:style-name="P1"><text:s text:c="4"/>email:</text:p>
      <text:p text:style-name="P1"><text:s text:c="6"/>type: string</text:p>
      <text:p text:style-name="P1"><text:s text:c="6"/>length: 50</text:p>
      <text:p text:style-name="P1"><text:s text:c="6"/>unique: true</text:p>
      <text:p text:style-name="P1"><text:s text:c="4"/>password:</text:p>
      <text:p text:style-name="P1"><text:s text:c="6"/>type: string</text:p>
      <text:p text:style-name="P1"><text:s text:c="6"/>length: 64</text:p>
      <text:p text:style-name="P1"><text:s text:c="4"/>roles:</text:p>
      <text:p text:style-name="P1"><text:s text:c="6"/>type: json_array</text:p>
      <text:p text:style-name="P1"><text:s text:c="6"/>nullable: true</text:p>
      <text:p text:style-name="P7"><text:s text:c="4"/>is_active:</text:p>
      <text:p text:style-name="P7"><text:s text:c="6"/>type: boolean</text:p>
      <text:p text:style-name="P7"><text:s text:c="6"/>options:</text:p>
      <text:p text:style-name="P7"><text:s text:c="8"/>default: false</text:p>
      <text:p text:style-name="P1"><text:s text:c="4"/>created_at:</text:p>
      <text:p text:style-name="P1"><text:s text:c="6"/>type: datetime</text:p>
      <text:p text:style-name="P1"><text:s text:c="2"/>lifecycleCallbacks:</text:p>
      <text:p text:style-name="P1"><text:s text:c="4"/>prePersist: [ setCreatedAtValue ]</text:p>
      <text:p text:style-name="P1"/>
      <text:p text:style-name="P9">UWAGA!!! Nie jset konieczne tworzenie:</text:p>
      <text:p text:style-name="P1"># src/<text:span text:style-name="T2">BlogAdminBundle</text:span>/Resources/config/doctrine/<text:span text:style-name="T2">User.orm.yml</text:span></text:p>
      <text:p text:style-name="P11"># src\<text:span text:style-name="T2">BlogAdminBundle</text:span>\Entity\<text:span text:style-name="T2">User.php</text:span> </text:p>
      <text:p text:style-name="P5">2. Tworzenie klasy za pomocą polecenia:</text:p>
      <text:p text:style-name="P5"/>
      <text:p text:style-name="P4"><text:tab/><text:span text:style-name="T11">php app/console doctrine:generate:entities BlogBundle/Entity/User</text:span></text:p>
      <text:p text:style-name="P5"><text:soft-page-break/>3. Tworzenie lub aktualizacja tabel za pomocą polecenia</text:p>
      <text:p text:style-name="P5"/>
      <text:p text:style-name="P4"><text:tab/><text:span text:style-name="T11">php app/console doctrine:schema:update --force</text:span></text:p>
      <text:p text:style-name="P1"/>
      <text:p text:style-name="P1"/>
      <text:p text:style-name="P1">4. Powstała klasa, którą uzupełniam o następujące wpisy:</text:p>
      <text:p text:style-name="P10">//src\BlogBundle\Entity\<text:span text:style-name="T2">User.php</text:span> </text:p>
      <text:p text:style-name="P1"/>
      <text:p text:style-name="P1">&lt;?php</text:p>
      <text:p text:style-name="P1"/>
      <text:p text:style-name="P1">namespace BlogBundle\Entity;</text:p>
      <text:p text:style-name="P1"/>
      <text:p text:style-name="P7">use Symfony\Component\Security\Core\User\UserInterface;</text:p>
      <text:p text:style-name="P1"/>
      <text:p text:style-name="P1">/**</text:p>
      <text:p text:style-name="P1"><text:s/>* User <text:span text:style-name="T2">implements UserInterface, \Serializable</text:span></text:p>
      <text:p text:style-name="P1"><text:s/>*/</text:p>
      <text:p text:style-name="P1">class User</text:p>
      <text:p text:style-name="P1">{</text:p>
      <text:p text:style-name="P1"><text:s text:c="4"/>/**</text:p>
      <text:p text:style-name="P1"><text:s text:c="5"/>* @var integer</text:p>
      <text:p text:style-name="P1"><text:s text:c="5"/>*/</text:p>
      <text:p text:style-name="P1"><text:s text:c="4"/>private $id;</text:p>
      <text:p text:style-name="P1"/>
      <text:p text:style-name="P1"><text:s text:c="4"/>/**</text:p>
      <text:p text:style-name="P1"><text:s text:c="5"/>* @var string</text:p>
      <text:p text:style-name="P1"><text:s text:c="5"/>*/</text:p>
      <text:p text:style-name="P1"><text:s text:c="4"/>private $username;</text:p>
      <text:p text:style-name="P1"/>
      <text:p text:style-name="P1"><text:s text:c="4"/>/**</text:p>
      <text:p text:style-name="P1"><text:s text:c="5"/>* @var string</text:p>
      <text:p text:style-name="P1"><text:s text:c="5"/>*/</text:p>
      <text:p text:style-name="P1"><text:s text:c="4"/>private $email;</text:p>
      <text:p text:style-name="P1"/>
      <text:p text:style-name="P1"><text:s text:c="4"/>/**</text:p>
      <text:p text:style-name="P1"><text:s text:c="5"/>* @var string</text:p>
      <text:p text:style-name="P1"><text:s text:c="5"/>*/</text:p>
      <text:p text:style-name="P1"><text:s text:c="4"/>private $password;</text:p>
      <text:p text:style-name="P1"/>
      <text:p text:style-name="P1"><text:s text:c="4"/>/**</text:p>
      <text:p text:style-name="P1"><text:s text:c="5"/>* @var array</text:p>
      <text:p text:style-name="P1"><text:s text:c="5"/>*/</text:p>
      <text:p text:style-name="P1"><text:s text:c="4"/>private $roles;</text:p>
      <text:p text:style-name="P1"><text:s text:c="4"/></text:p>
      <text:p text:style-name="P1"><text:s text:c="4"/>/**</text:p>
      <text:p text:style-name="P1"><text:s text:c="5"/>* @var boolean</text:p>
      <text:p text:style-name="P1"><text:s text:c="5"/>*/</text:p>
      <text:p text:style-name="P1"><text:s text:c="4"/>private $is_active = false;</text:p>
      <text:p text:style-name="P1"/>
      <text:p text:style-name="P1"><text:s text:c="4"/>/**</text:p>
      <text:p text:style-name="P1"><text:s text:c="5"/>* @var \DateTime</text:p>
      <text:p text:style-name="P1"><text:s text:c="5"/>*/</text:p>
      <text:p text:style-name="P1"><text:s text:c="4"/>private $created_at;</text:p>
      <text:p text:style-name="P1"/>
      <text:p text:style-name="P1"/>
      <text:p text:style-name="P1"><text:s text:c="4"/>/**</text:p>
      <text:p text:style-name="P1"><text:s text:c="5"/>* Get id</text:p>
      <text:p text:style-name="P1"><text:s text:c="5"/>*</text:p>
      <text:p text:style-name="P1"><text:s text:c="5"/>* @return integer</text:p>
      <text:p text:style-name="P1"><text:s text:c="5"/>*/</text:p>
      <text:p text:style-name="P1"><text:s text:c="4"/>public function getId()</text:p>
      <text:p text:style-name="P1"><text:s text:c="4"/>{</text:p>
      <text:p text:style-name="P1"><text:soft-page-break/><text:s text:c="8"/>return $this-&gt;id;</text:p>
      <text:p text:style-name="P1"><text:s text:c="4"/>}</text:p>
      <text:p text:style-name="P1"/>
      <text:p text:style-name="P1"><text:s text:c="4"/>/**</text:p>
      <text:p text:style-name="P1"><text:s text:c="5"/>* Set username</text:p>
      <text:p text:style-name="P1"><text:s text:c="5"/>*</text:p>
      <text:p text:style-name="P1"><text:s text:c="5"/>* @param string $username</text:p>
      <text:p text:style-name="P1"><text:s text:c="5"/>*</text:p>
      <text:p text:style-name="P1"><text:s text:c="5"/>* @return User</text:p>
      <text:p text:style-name="P1"><text:s text:c="5"/>*/</text:p>
      <text:p text:style-name="P1"><text:s text:c="4"/>public function setUsername($username)</text:p>
      <text:p text:style-name="P1"><text:s text:c="4"/>{</text:p>
      <text:p text:style-name="P1"><text:s text:c="8"/>$this-&gt;username = $username;</text:p>
      <text:p text:style-name="P1"/>
      <text:p text:style-name="P1"><text:s text:c="8"/>return $this;</text:p>
      <text:p text:style-name="P1"><text:s text:c="4"/>}</text:p>
      <text:p text:style-name="P1"/>
      <text:p text:style-name="P1"><text:s text:c="4"/>/**</text:p>
      <text:p text:style-name="P1"><text:s text:c="5"/>* Get username</text:p>
      <text:p text:style-name="P1"><text:s text:c="5"/>*</text:p>
      <text:p text:style-name="P1"><text:s text:c="5"/>* @return string</text:p>
      <text:p text:style-name="P1"><text:s text:c="5"/>*/</text:p>
      <text:p text:style-name="P1"><text:s text:c="4"/>public function getUsername()</text:p>
      <text:p text:style-name="P1"><text:s text:c="4"/>{</text:p>
      <text:p text:style-name="P1"><text:s text:c="8"/>return $this-&gt;username;</text:p>
      <text:p text:style-name="P1"><text:s text:c="4"/>}</text:p>
      <text:p text:style-name="P1"/>
      <text:p text:style-name="P1"><text:s text:c="4"/>/**</text:p>
      <text:p text:style-name="P1"><text:s text:c="5"/>* Set email</text:p>
      <text:p text:style-name="P1"><text:s text:c="5"/>*</text:p>
      <text:p text:style-name="P1"><text:s text:c="5"/>* @param string $email</text:p>
      <text:p text:style-name="P1"><text:s text:c="5"/>*</text:p>
      <text:p text:style-name="P1"><text:s text:c="5"/>* @return User</text:p>
      <text:p text:style-name="P1"><text:s text:c="5"/>*/</text:p>
      <text:p text:style-name="P1"><text:s text:c="4"/>public function setEmail($email)</text:p>
      <text:p text:style-name="P1"><text:s text:c="4"/>{</text:p>
      <text:p text:style-name="P1"><text:s text:c="8"/>$this-&gt;email = $email;</text:p>
      <text:p text:style-name="P1"/>
      <text:p text:style-name="P1"><text:s text:c="8"/>return $this;</text:p>
      <text:p text:style-name="P1"><text:s text:c="4"/>}</text:p>
      <text:p text:style-name="P1"/>
      <text:p text:style-name="P1"><text:s text:c="4"/>/**</text:p>
      <text:p text:style-name="P1"><text:s text:c="5"/>* Get email</text:p>
      <text:p text:style-name="P1"><text:s text:c="5"/>*</text:p>
      <text:p text:style-name="P1"><text:s text:c="5"/>* @return string</text:p>
      <text:p text:style-name="P1"><text:s text:c="5"/>*/</text:p>
      <text:p text:style-name="P1"><text:s text:c="4"/>public function getEmail()</text:p>
      <text:p text:style-name="P1"><text:s text:c="4"/>{</text:p>
      <text:p text:style-name="P1"><text:s text:c="8"/>return $this-&gt;email;</text:p>
      <text:p text:style-name="P1"><text:s text:c="4"/>}</text:p>
      <text:p text:style-name="P1"/>
      <text:p text:style-name="P1"><text:s text:c="4"/>/**</text:p>
      <text:p text:style-name="P1"><text:s text:c="5"/>* Set password</text:p>
      <text:p text:style-name="P1"><text:s text:c="5"/>*</text:p>
      <text:p text:style-name="P1"><text:s text:c="5"/>* @param string $password</text:p>
      <text:p text:style-name="P1"><text:s text:c="5"/>*</text:p>
      <text:p text:style-name="P1"><text:s text:c="5"/>* @return User</text:p>
      <text:p text:style-name="P1"><text:s text:c="5"/>*/</text:p>
      <text:p text:style-name="P1"><text:s text:c="4"/>public function setPassword($password)</text:p>
      <text:p text:style-name="P1"><text:s text:c="4"/>{</text:p>
      <text:p text:style-name="P1"><text:s text:c="8"/>$this-&gt;password = $password;</text:p>
      <text:p text:style-name="P1"/>
      <text:p text:style-name="P1"><text:s text:c="8"/>return $this;</text:p>
      <text:p text:style-name="P1"><text:soft-page-break/><text:s text:c="4"/>}</text:p>
      <text:p text:style-name="P1"/>
      <text:p text:style-name="P1"><text:s text:c="4"/>/**</text:p>
      <text:p text:style-name="P1"><text:s text:c="5"/>* Get password</text:p>
      <text:p text:style-name="P1"><text:s text:c="5"/>*</text:p>
      <text:p text:style-name="P1"><text:s text:c="5"/>* @return string</text:p>
      <text:p text:style-name="P1"><text:s text:c="5"/>*/</text:p>
      <text:p text:style-name="P1"><text:s text:c="4"/>public function getPassword()</text:p>
      <text:p text:style-name="P1"><text:s text:c="4"/>{</text:p>
      <text:p text:style-name="P1"><text:s text:c="8"/>return $this-&gt;password;</text:p>
      <text:p text:style-name="P1"><text:s text:c="4"/>}</text:p>
      <text:p text:style-name="P1"/>
      <text:p text:style-name="P1"><text:s text:c="4"/>/**</text:p>
      <text:p text:style-name="P1"><text:s text:c="5"/>* Set roles</text:p>
      <text:p text:style-name="P1"><text:s text:c="5"/>*</text:p>
      <text:p text:style-name="P1"><text:s text:c="5"/>* @param array $roles</text:p>
      <text:p text:style-name="P1"><text:s text:c="5"/>*</text:p>
      <text:p text:style-name="P1"><text:s text:c="5"/>* @return User</text:p>
      <text:p text:style-name="P1"><text:s text:c="5"/>*/</text:p>
      <text:p text:style-name="P1"><text:s text:c="4"/>public function setRoles($roles)</text:p>
      <text:p text:style-name="P1"><text:s text:c="4"/>{</text:p>
      <text:p text:style-name="P1"><text:s text:c="8"/>$this-&gt;roles = $roles;</text:p>
      <text:p text:style-name="P1"/>
      <text:p text:style-name="P1"><text:s text:c="8"/>return $this;</text:p>
      <text:p text:style-name="P1"><text:s text:c="4"/>}</text:p>
      <text:p text:style-name="P1"/>
      <text:p text:style-name="P1"><text:s text:c="4"/>/**</text:p>
      <text:p text:style-name="P1"><text:s text:c="5"/>* Get roles</text:p>
      <text:p text:style-name="P1"><text:s text:c="5"/>*</text:p>
      <text:p text:style-name="P1"><text:s text:c="5"/>* @return array</text:p>
      <text:p text:style-name="P1"><text:s text:c="5"/>*/</text:p>
      <text:p text:style-name="P1"><text:s text:c="4"/>public function getRoles()</text:p>
      <text:p text:style-name="P1"><text:s text:c="4"/>{</text:p>
      <text:p text:style-name="P3"><text:s text:c="8"/>return $this-&gt;roles;</text:p>
      <text:p text:style-name="P1"><text:s text:c="4"/>}</text:p>
      <text:p text:style-name="P1"><text:s text:c="4"/></text:p>
      <text:p text:style-name="P7"><text:s text:c="4"/>public function getSalt()</text:p>
      <text:p text:style-name="P7"><text:s text:c="4"/>{</text:p>
      <text:p text:style-name="P7"><text:s text:c="8"/>return null;</text:p>
      <text:p text:style-name="P7"><text:s text:c="4"/>}</text:p>
      <text:p text:style-name="P1"/>
      <text:p text:style-name="P1"><text:s text:c="4"/>/**</text:p>
      <text:p text:style-name="P1"><text:s text:c="5"/>* Set isActive</text:p>
      <text:p text:style-name="P1"><text:s text:c="5"/>*</text:p>
      <text:p text:style-name="P1"><text:s text:c="5"/>* @param boolean $isActive</text:p>
      <text:p text:style-name="P1"><text:s text:c="5"/>*</text:p>
      <text:p text:style-name="P1"><text:s text:c="5"/>* @return User</text:p>
      <text:p text:style-name="P1"><text:s text:c="5"/>*/</text:p>
      <text:p text:style-name="P1"><text:s text:c="4"/>public function setIsActive($isActive)</text:p>
      <text:p text:style-name="P1"><text:s text:c="4"/>{</text:p>
      <text:p text:style-name="P1"><text:s text:c="8"/>$this-&gt;is_active = $isActive;</text:p>
      <text:p text:style-name="P1"/>
      <text:p text:style-name="P1"><text:s text:c="8"/>return $this;</text:p>
      <text:p text:style-name="P1"><text:s text:c="4"/>}</text:p>
      <text:p text:style-name="P1"/>
      <text:p text:style-name="P1"><text:s text:c="4"/>/**</text:p>
      <text:p text:style-name="P1"><text:s text:c="5"/>* Get isActive</text:p>
      <text:p text:style-name="P1"><text:s text:c="5"/>*</text:p>
      <text:p text:style-name="P1"><text:s text:c="5"/>* @return boolean</text:p>
      <text:p text:style-name="P1"><text:s text:c="5"/>*/</text:p>
      <text:p text:style-name="P1"><text:s text:c="4"/>public function getIsActive()</text:p>
      <text:p text:style-name="P1"><text:s text:c="4"/>{</text:p>
      <text:p text:style-name="P1"><text:s text:c="8"/>return $this-&gt;is_active;</text:p>
      <text:p text:style-name="P1"><text:soft-page-break/><text:s text:c="4"/>}</text:p>
      <text:p text:style-name="P1"/>
      <text:p text:style-name="P1"><text:s text:c="4"/>/**</text:p>
      <text:p text:style-name="P1"><text:s text:c="5"/>* Set createdAt</text:p>
      <text:p text:style-name="P1"><text:s text:c="5"/>*</text:p>
      <text:p text:style-name="P1"><text:s text:c="5"/>* @param \DateTime $createdAt</text:p>
      <text:p text:style-name="P1"><text:s text:c="5"/>*</text:p>
      <text:p text:style-name="P1"><text:s text:c="5"/>* @return User</text:p>
      <text:p text:style-name="P1"><text:s text:c="5"/>*/</text:p>
      <text:p text:style-name="P1"><text:s text:c="4"/>public function setCreatedAt($createdAt)</text:p>
      <text:p text:style-name="P1"><text:s text:c="4"/>{</text:p>
      <text:p text:style-name="P1"><text:s text:c="8"/>$this-&gt;created_at = $createdAt;</text:p>
      <text:p text:style-name="P1"/>
      <text:p text:style-name="P1"><text:s text:c="8"/>return $this;</text:p>
      <text:p text:style-name="P1"><text:s text:c="4"/>}</text:p>
      <text:p text:style-name="P1"/>
      <text:p text:style-name="P1"><text:s text:c="4"/>/**</text:p>
      <text:p text:style-name="P1"><text:s text:c="5"/>* Get createdAt</text:p>
      <text:p text:style-name="P1"><text:s text:c="5"/>*</text:p>
      <text:p text:style-name="P1"><text:s text:c="5"/>* @return \DateTime</text:p>
      <text:p text:style-name="P1"><text:s text:c="5"/>*/</text:p>
      <text:p text:style-name="P1"><text:s text:c="4"/>public function getCreatedAt()</text:p>
      <text:p text:style-name="P1"><text:s text:c="4"/>{</text:p>
      <text:p text:style-name="P1"><text:s text:c="8"/>return $this-&gt;created_at;</text:p>
      <text:p text:style-name="P1"><text:s text:c="4"/>}</text:p>
      <text:p text:style-name="P1"><text:s text:c="4"/>/**</text:p>
      <text:p text:style-name="P1"><text:s text:c="5"/>* @ORM\PrePersist</text:p>
      <text:p text:style-name="P1"><text:s text:c="5"/>*/</text:p>
      <text:p text:style-name="P1"><text:s text:c="4"/>public function setCreatedAtValue()</text:p>
      <text:p text:style-name="P1"><text:s text:c="4"/>{</text:p>
      <text:p text:style-name="P1"><text:s text:c="8"/>// Add your code here</text:p>
      <text:p text:style-name="P1"><text:s text:c="8"/><text:span text:style-name="T2">$this-&gt;created_at = new \DateTime();</text:span></text:p>
      <text:p text:style-name="P1"><text:s text:c="4"/>}</text:p>
      <text:p text:style-name="P7"><text:s text:c="4"/>public function eraseCredentials()</text:p>
      <text:p text:style-name="P7"><text:s text:c="4"/>{</text:p>
      <text:p text:style-name="P7"><text:s text:c="4"/>}</text:p>
      <text:p text:style-name="P7"/>
      <text:p text:style-name="P7"><text:s text:c="4"/>/** @see \Serializable::serialize() */</text:p>
      <text:p text:style-name="P7"><text:s text:c="4"/>public function serialize()</text:p>
      <text:p text:style-name="P7"><text:s text:c="4"/>{</text:p>
      <text:p text:style-name="P7"><text:s text:c="8"/>return serialize(array(</text:p>
      <text:p text:style-name="P7"><text:s text:c="12"/>$this-&gt;id,</text:p>
      <text:p text:style-name="P7"><text:s text:c="12"/>$this-&gt;username,</text:p>
      <text:p text:style-name="P7"><text:s text:c="12"/>$this-&gt;password,</text:p>
      <text:p text:style-name="P7"><text:s text:c="12"/>// see section on salt below</text:p>
      <text:p text:style-name="P7"><text:s text:c="12"/>// $this-&gt;salt,</text:p>
      <text:p text:style-name="P7"><text:s text:c="8"/>));</text:p>
      <text:p text:style-name="P7"><text:s text:c="4"/>}</text:p>
      <text:p text:style-name="P7"/>
      <text:p text:style-name="P7"><text:s text:c="4"/>/** @see \Serializable::unserialize() */</text:p>
      <text:p text:style-name="P7"><text:s text:c="4"/>public function unserialize($serialized)</text:p>
      <text:p text:style-name="P7"><text:s text:c="4"/>{</text:p>
      <text:p text:style-name="P7"><text:s text:c="8"/>list (</text:p>
      <text:p text:style-name="P7"><text:s text:c="12"/>$this-&gt;id,</text:p>
      <text:p text:style-name="P7"><text:s text:c="12"/>$this-&gt;username,</text:p>
      <text:p text:style-name="P7"><text:s text:c="12"/>$this-&gt;password,</text:p>
      <text:p text:style-name="P7"><text:s text:c="12"/>// see section on salt below</text:p>
      <text:p text:style-name="P7"><text:s text:c="12"/>// $this-&gt;salt</text:p>
      <text:p text:style-name="P7"><text:s text:c="8"/>) = unserialize($serialized);</text:p>
      <text:p text:style-name="P7"><text:s text:c="4"/>}</text:p>
      <text:p text:style-name="P1">}</text:p>
      <text:p text:style-name="P1"/>
      <text:p text:style-name="P1"/>
      <text:p text:style-name="P1"><text:soft-page-break/>5. Szyfrowanie haseł:</text:p>
      <text:p text:style-name="Standard"><text:span text:style-name="T1">Jeśli mamy </text:span><text:span text:style-name="T4">PHP 5.4</text:span><text:span text:style-name="T13"> </text:span><text:span text:style-name="T1">musimy zainstalować </text:span><text:span text:style-name="T7">ircmaxell/password-compat</text:span><text:span text:style-name="T6">,</text:span><text:span text:style-name="T1"> aby można było skorzystać z </text:span><text:span text:style-name="T8">bcrypt</text:span><text:span text:style-name="T1">:</text:span></text:p>
      <text:p text:style-name="P1"/>
      <text:p text:style-name="P13">php composer.phar require ircmaxell/password-compat "~1.0"</text:p>
      <text:p text:style-name="P13"/>
      <text:p text:style-name="P1">6. Tworzenie przykładowych użytkowników:</text:p>
      <text:p text:style-name="P10">//src\BlogBundle\Entity\<text:span text:style-name="T2">User.php</text:span> </text:p>
      <text:p text:style-name="P1">&lt;?php</text:p>
      <text:p text:style-name="P1">//src/BlogBundle/DataFixtures/ORM/LoadPostData.php</text:p>
      <text:p text:style-name="P1"/>
      <text:p text:style-name="P1">namespace BlogBundle\DataFixtures\ORM;</text:p>
      <text:p text:style-name="P1"><text:s/></text:p>
      <text:p text:style-name="P1">use Doctrine\Common\Persistence\ObjectManager;</text:p>
      <text:p text:style-name="P1">use Doctrine\Common\DataFixtures\AbstractFixture;</text:p>
      <text:p text:style-name="P1">use Doctrine\Common\DataFixtures\OrderedFixtureInterface;</text:p>
      <text:p text:style-name="P1">use BlogBundle\Entity\User;</text:p>
      <text:p text:style-name="P1">use Symfony\Component\DependencyInjection\ContainerAwareInterface;</text:p>
      <text:p text:style-name="P1">use Symfony\Component\DependencyInjection\ContainerInterface;</text:p>
      <text:p text:style-name="P1"><text:s/></text:p>
      <text:p text:style-name="P1">class LoadUserData extends AbstractFixture implements OrderedFixtureInterface, ContainerAwareInterface</text:p>
      <text:p text:style-name="P1">{</text:p>
      <text:p text:style-name="P1"><text:s text:c="4"/></text:p>
      <text:p text:style-name="P1"><text:s text:c="4"/>private $container;</text:p>
      <text:p text:style-name="P1"/>
      <text:p text:style-name="P1"><text:s text:c="4"/>public function setContainer(ContainerInterface $container = null)</text:p>
      <text:p text:style-name="P1"><text:s text:c="4"/>{</text:p>
      <text:p text:style-name="P1"><text:s text:c="8"/>$this-&gt;container = $container;</text:p>
      <text:p text:style-name="P1"><text:s text:c="4"/>}</text:p>
      <text:p text:style-name="P1"><text:s text:c="4"/></text:p>
      <text:p text:style-name="P1"><text:s text:c="4"/>public function load(ObjectManager $em)</text:p>
      <text:p text:style-name="P1"><text:s text:c="4"/>{</text:p>
      <text:p text:style-name="P1"><text:s text:c="8"/>$passwordEncoder = $this-&gt;container-&gt;get('security.password_encoder');</text:p>
      <text:p text:style-name="P1"><text:s text:c="8"/></text:p>
      <text:p text:style-name="P1"><text:s text:c="8"/>$johnUser = new User();</text:p>
      <text:p text:style-name="P1"><text:s text:c="8"/>$johnUser-&gt;setUsername('john_user');</text:p>
      <text:p text:style-name="P1"><text:s text:c="8"/>$johnUser-&gt;setEmail('john_user@symfony.com');</text:p>
      <text:p text:style-name="P1"><text:s text:c="8"/>#$johnUser-&gt;setPassword('kitten'); <text:s text:c="7"/></text:p>
      <text:p text:style-name="P1"><text:s text:c="8"/>$encodedPassword = $passwordEncoder-&gt;encodePassword($johnUser, 'kitten');</text:p>
      <text:p text:style-name="P1"><text:s text:c="8"/>$johnUser-&gt;setPassword($encodedPassword);</text:p>
      <text:p text:style-name="P1"><text:s text:c="8"/>$johnUser-&gt;setRoles(array('ROLE_USER'));</text:p>
      <text:p text:style-name="P1"/>
      <text:p text:style-name="P1"><text:s text:c="8"/>$annaAdmin = new User();</text:p>
      <text:p text:style-name="P1"><text:s text:c="8"/>$annaAdmin-&gt;setUsername('anna_admin');</text:p>
      <text:p text:style-name="P1"><text:s text:c="8"/>$annaAdmin-&gt;setEmail('anna_admin@symfony.com');</text:p>
      <text:p text:style-name="P1"><text:s text:c="8"/>#$annaAdmin-&gt;setPassword('kitten'); <text:s text:c="7"/></text:p>
      <text:p text:style-name="P1"><text:s text:c="8"/>$encodedPassword = $passwordEncoder-&gt;encodePassword($annaAdmin, 'kitten');</text:p>
      <text:p text:style-name="P1"><text:s text:c="8"/>$annaAdmin-&gt;setPassword($encodedPassword);</text:p>
      <text:p text:style-name="P1"><text:s text:c="8"/>$annaAdmin-&gt;setRoles(array('ROLE_ADMIN'));</text:p>
      <text:p text:style-name="P1"><text:s text:c="8"/>$annaAdmin-&gt;setIsActive(true);</text:p>
      <text:p text:style-name="P1"/>
      <text:p text:style-name="P1"><text:s text:c="8"/>$em-&gt;persist($johnUser);</text:p>
      <text:p text:style-name="P1"><text:s text:c="8"/>$em-&gt;persist($annaAdmin);</text:p>
      <text:p text:style-name="P1"/>
      <text:p text:style-name="P1"><text:s text:c="8"/>$em-&gt;flush();</text:p>
      <text:p text:style-name="P1"/>
      <text:p text:style-name="P1"><text:s text:c="4"/>}</text:p>
      <text:p text:style-name="P1"><text:s text:c="4"/>public function getOrder()</text:p>
      <text:p text:style-name="P1"><text:s text:c="4"/>{</text:p>
      <text:p text:style-name="P1"><text:s text:c="8"/>return 1; // the order in which fixtures will be loaded</text:p>
      <text:p text:style-name="P1"><text:s text:c="4"/>}</text:p>
      <text:p text:style-name="P1">}</text:p>
      <text:p text:style-name="P1"><text:soft-page-break/>7. Modyfikacja pliku security tak, aby można było załadować użytkowników z bazy danych:</text:p>
      <text:p text:style-name="P10">//blog\app\config\security.yml </text:p>
      <text:p text:style-name="P1"># To get started with security, check out the documentation:</text:p>
      <text:p text:style-name="P1"># http://symfony.com/doc/current/book/security.html</text:p>
      <text:p text:style-name="P1">security:</text:p>
      <text:p text:style-name="P1"><text:s text:c="4"/>encoders:</text:p>
      <text:p text:style-name="P1"><text:s text:c="8"/>#BlogBundle\Entity\User: plaintext #Bez szyfrowania hasła</text:p>
      <text:p text:style-name="P1"><text:s text:c="8"/><text:span text:style-name="T2">BlogBundle\Entity\User: bcrypt</text:span></text:p>
      <text:p text:style-name="P1"><text:s text:c="8"/></text:p>
      <text:p text:style-name="P7"><text:s text:c="4"/>role_hierarchy:</text:p>
      <text:p text:style-name="P7"><text:s text:c="8"/>ROLE_ADMIN: <text:s text:c="6"/>ROLE_USER</text:p>
      <text:p text:style-name="P7"><text:s text:c="8"/>ROLE_SUPER_ADMIN: [ROLE_USER, ROLE_ADMIN, ROLE_ALLOWED_TO_SWITCH]</text:p>
      <text:p text:style-name="P1"><text:s text:c="8"/></text:p>
      <text:p text:style-name="P1"><text:s text:c="4"/># http://symfony.com/doc/current/book/security.html#where-do-users-come-from-user-providers</text:p>
      <text:p text:style-name="P1"><text:s text:c="4"/>providers:</text:p>
      <text:p text:style-name="P7"><text:s text:c="8"/>database_users:</text:p>
      <text:p text:style-name="P7"><text:s text:c="12"/>entity: { class: BlogBundle\Entity\User, property: username }</text:p>
      <text:p text:style-name="P1"/>
      <text:p text:style-name="P1"><text:s text:c="4"/>firewalls:</text:p>
      <text:p text:style-name="P1"><text:s text:c="8"/># disables authentication for assets and the profiler, adapt it according to your needs</text:p>
      <text:p text:style-name="P1"><text:s text:c="8"/>dev:</text:p>
      <text:p text:style-name="P1"><text:s text:c="12"/>pattern: ^/(_(profiler|wdt)|css|images|js)/</text:p>
      <text:p text:style-name="P1"><text:s text:c="12"/>security: false</text:p>
      <text:p text:style-name="P1"/>
      <text:p text:style-name="P1"><text:s text:c="8"/>backend_secured_area:</text:p>
      <text:p text:style-name="P1"><text:s text:c="12"/>pattern: <text:s text:c="3"/>^/dashboard</text:p>
      <text:p text:style-name="P1"><text:s text:c="12"/>form_login:</text:p>
      <text:p text:style-name="P1"><text:s text:c="16"/>#login_path: /dashboard/backend_login</text:p>
      <text:p text:style-name="P1"><text:s text:c="16"/>#check_path: /dashboard/backend_login_check</text:p>
      <text:p text:style-name="P1"><text:s text:c="16"/>login_path: blog_backend_login</text:p>
      <text:p text:style-name="P1"><text:s text:c="16"/>check_path: blog_backend_login_check</text:p>
      <text:p text:style-name="P1"><text:s text:c="12"/>logout:</text:p>
      <text:p text:style-name="P1"><text:s text:c="16"/>#path: <text:s text:c="2"/>/dashboard/backend_logout</text:p>
      <text:p text:style-name="P1"><text:s text:c="16"/>#target: /dashboard</text:p>
      <text:p text:style-name="P1"><text:s text:c="16"/>path: <text:s text:c="2"/>blog_backend_logout</text:p>
      <text:p text:style-name="P1"><text:s text:c="16"/>target: blog_admin_homepage</text:p>
      <text:p text:style-name="P1"><text:s text:c="12"/>anonymous: ~</text:p>
      <text:p text:style-name="P1"/>
      <text:p text:style-name="P1"><text:s text:c="8"/>frontend_secured_area:</text:p>
      <text:p text:style-name="P1"><text:s text:c="12"/>pattern: <text:s text:c="3"/>^/</text:p>
      <text:p text:style-name="P1"><text:s text:c="12"/>form_login:</text:p>
      <text:p text:style-name="P1"><text:s text:c="16"/>#login_path: /frontend_login</text:p>
      <text:p text:style-name="P1"><text:s text:c="16"/>#check_path: /frontend_login_check</text:p>
      <text:p text:style-name="P1"><text:s text:c="16"/>login_path: blog_frontend_login</text:p>
      <text:p text:style-name="P1"><text:s text:c="16"/>check_path: blog_frontend_login_check</text:p>
      <text:p text:style-name="P1"><text:s text:c="12"/>logout:</text:p>
      <text:p text:style-name="P1"><text:s text:c="16"/>#path: <text:s text:c="2"/>/frontend_logout</text:p>
      <text:p text:style-name="P1"><text:s text:c="16"/>#target: /</text:p>
      <text:p text:style-name="P1"><text:s text:c="16"/>path: <text:s text:c="2"/>blog_frontend_logout</text:p>
      <text:p text:style-name="P1"><text:s text:c="16"/>target: blog_homepage</text:p>
      <text:p text:style-name="P1"><text:s text:c="16"/>#target: blog_homepage #przekierowanie do strony głównej po wylogowaniu</text:p>
      <text:p text:style-name="P1"><text:s text:c="12"/>anonymous: ~</text:p>
      <text:p text:style-name="P1"><text:s text:c="12"/># activate different ways to authenticate</text:p>
      <text:p text:style-name="P1"/>
      <text:p text:style-name="P1"><text:s text:c="12"/># http_basic: ~</text:p>
      <text:p text:style-name="P1"><text:s text:c="12"/># http://symfony.com/doc/current/book/security.html#a-configuring-how-your-users-will-authenticate</text:p>
      <text:p text:style-name="P1"/>
      <text:p text:style-name="P1"><text:s text:c="12"/># form_login: ~</text:p>
      <text:p text:style-name="P1"><text:s text:c="12"/># http://symfony.com/doc/current/cookbook/security/form_login_setup.html</text:p>
      <text:p text:style-name="P1"><text:s text:c="12"/></text:p>
      <text:p text:style-name="P1"><text:s text:c="4"/>access_control:</text:p>
      <text:p text:style-name="P1"><text:s text:c="8"/># require ROLE_ADMIN for /admin*</text:p>
      <text:p text:style-name="P1"><text:soft-page-break/><text:s text:c="8"/>- { path: ^/dashboard/backend_login, roles: IS_AUTHENTICATED_ANONYMOUSLY }</text:p>
      <text:p text:style-name="P1"><text:s text:c="8"/>- { path: ^/dashboard, roles: ROLE_ADMIN }</text:p>
      <text:p text:style-name="P1"><text:s text:c="8"/>- { path: ^/frontend_login, roles: IS_AUTHENTICATED_ANONYMOUSLY }</text:p>
      <text:p text:style-name="P7"><text:s text:c="8"/>- { path: ^/archive, roles: ROLE_USER }</text:p>
      <text:p text:style-name="P7"><text:s text:c="8"/>#- { path: ^/blog, roles: ROLE_USER }</text:p>
      <text:p text:style-name="P1"/>
      <text:p text:style-name="P8">- { path: ^/archive, roles: ROLE_ADMIN } - jeśli ustawimy rolę ADMIN i zalogujemy się na konto z rolą USER, <text:s text:c="2"/>wówczas pojawi się okno 403 Access Denied (Brak dostępu).</text:p>
      <text:p text:style-name="P8">- { path: ^/archive, roles: ROLE_USER } - jeśli ustawimy role USER i zalogujemy się na konto bez żadej roli, <text:s text:c="2"/>wówczas pojawi się okno 403 Access Denied (Brak dostępu).</text:p>
      <text:p text:style-name="P1"/>
      <text:p text:style-name="P1">8. Wczytywanie użytkowników z pliku i z bazy danych:</text:p>
      <text:p text:style-name="P1"><text:a xlink:type="simple" xlink:href="http://symfony.com/doc/2.7/cookbook/security/multiple_user_providers.html">http://symfony.com/doc/2.7/cookbook/security/multiple_user_providers.html</text:a></text:p>
      <text:p text:style-name="P1"/>
      <text:p text:style-name="P1"># To get started with security, check out the documentation:</text:p>
      <text:p text:style-name="P1"># http://symfony.com/doc/current/book/security.html</text:p>
      <text:p text:style-name="P1">security:</text:p>
      <text:p text:style-name="P1"><text:s text:c="4"/>encoders:</text:p>
      <text:p text:style-name="P7"><text:s text:c="8"/>Symfony\Component\Security\Core\User\User: plaintext</text:p>
      <text:p text:style-name="P7"><text:s text:c="8"/>#BlogBundle\Entity\User: plaintext #Bez szyfrowania hasła</text:p>
      <text:p text:style-name="P7"><text:s text:c="8"/>BlogBundle\Entity\User: bcrypt</text:p>
      <text:p text:style-name="P7"><text:s text:c="8"/></text:p>
      <text:p text:style-name="P7"><text:s text:c="4"/>role_hierarchy:</text:p>
      <text:p text:style-name="P7"><text:s text:c="8"/>ROLE_ADMIN: <text:s text:c="6"/>ROLE_USER</text:p>
      <text:p text:style-name="P1"><text:span text:style-name="T2"><text:s text:c="8"/>ROLE_SUPER_ADMIN: [ROLE_USER, ROLE_ADMIN, ROLE_ALLOWED_TO_SWITCH]</text:span></text:p>
      <text:p text:style-name="P1"><text:s text:c="4"/># http://symfony.com/doc/current/book/security.html#where-do-users-come-from-user-providers</text:p>
      <text:p text:style-name="P1"><text:s text:c="4"/>providers:</text:p>
      <text:p text:style-name="P7"><text:s text:c="8"/>chain_provider:</text:p>
      <text:p text:style-name="P7"><text:s text:c="12"/>chain:</text:p>
      <text:p text:style-name="P7"><text:s text:c="16"/>providers: [in_memory, database_users]</text:p>
      <text:p text:style-name="P7"><text:s text:c="8"/>in_memory:</text:p>
      <text:p text:style-name="P7"><text:s text:c="12"/>memory:</text:p>
      <text:p text:style-name="P7"><text:s text:c="16"/>users:</text:p>
      <text:p text:style-name="P7"><text:s text:c="20"/>user: <text:s/>{ password: userpass, roles: [ 'ROLE_USER' ] }</text:p>
      <text:p text:style-name="P7"><text:s text:c="20"/>admin: { password: adminpass, roles: [ 'ROLE_ADMIN' ] }</text:p>
      <text:p text:style-name="P7"><text:s text:c="8"/>database_users:</text:p>
      <text:p text:style-name="P1"><text:span text:style-name="T2"><text:s text:c="12"/>entity: { class: BlogBundle\Entity\User, property: username }</text:span></text:p>
      <text:p text:style-name="P1"><text:s text:c="4"/>firewalls:</text:p>
      <text:p text:style-name="P1"><text:s text:c="8"/># disables authentication for assets and the profiler, adapt it according to your needs</text:p>
      <text:p text:style-name="P1"><text:s text:c="8"/>dev:</text:p>
      <text:p text:style-name="P1"><text:s text:c="12"/>pattern: ^/(_(profiler|wdt)|css|images|js)/</text:p>
      <text:p text:style-name="P1"><text:s text:c="12"/>security: false</text:p>
      <text:p text:style-name="P1"/>
      <text:p text:style-name="P1"><text:s text:c="8"/>backend_secured_area:</text:p>
      <text:p text:style-name="P1"><text:s text:c="12"/>pattern: <text:s text:c="3"/>^/dashboard</text:p>
      <text:p text:style-name="P1"><text:s text:c="12"/>form_login:</text:p>
      <text:p text:style-name="P1"><text:s text:c="16"/>#login_path: /dashboard/backend_login</text:p>
      <text:p text:style-name="P1"><text:s text:c="16"/>#check_path: /dashboard/backend_login_check</text:p>
      <text:p text:style-name="P1"><text:s text:c="16"/>login_path: blog_backend_login</text:p>
      <text:p text:style-name="P1"><text:s text:c="16"/>check_path: blog_backend_login_check</text:p>
      <text:p text:style-name="P1"><text:s text:c="12"/>logout:</text:p>
      <text:p text:style-name="P1"><text:s text:c="16"/>#path: <text:s text:c="2"/>/dashboard/backend_logout</text:p>
      <text:p text:style-name="P1"><text:s text:c="16"/>#target: /dashboard</text:p>
      <text:p text:style-name="P1"><text:s text:c="16"/>path: <text:s text:c="2"/>blog_backend_logout</text:p>
      <text:p text:style-name="P1"><text:s text:c="16"/>target: blog_admin_homepage</text:p>
      <text:p text:style-name="P1"><text:s text:c="12"/>anonymous: ~</text:p>
      <text:p text:style-name="P1"/>
      <text:p text:style-name="P1"><text:s text:c="8"/>frontend_secured_area:</text:p>
      <text:p text:style-name="P1"><text:s text:c="12"/>pattern: <text:s text:c="3"/>^/</text:p>
      <text:p text:style-name="P1"><text:s text:c="12"/>form_login:</text:p>
      <text:p text:style-name="P1"><text:soft-page-break/><text:s text:c="16"/>#login_path: /frontend_login</text:p>
      <text:p text:style-name="P1"><text:s text:c="16"/>#check_path: /frontend_login_check</text:p>
      <text:p text:style-name="P1"><text:s text:c="16"/>login_path: blog_frontend_login</text:p>
      <text:p text:style-name="P1"><text:s text:c="16"/>check_path: blog_frontend_login_check</text:p>
      <text:p text:style-name="P1"><text:s text:c="12"/>logout:</text:p>
      <text:p text:style-name="P1"><text:s text:c="16"/>#path: <text:s text:c="2"/>/frontend_logout</text:p>
      <text:p text:style-name="P1"><text:s text:c="16"/>#target: /</text:p>
      <text:p text:style-name="P1"><text:s text:c="16"/>path: <text:s text:c="2"/>blog_frontend_logout</text:p>
      <text:p text:style-name="P1"><text:s text:c="16"/>target: blog_homepage</text:p>
      <text:p text:style-name="P1"><text:s text:c="16"/>#target: blog_homepage #przekierowanie do strony głównej po wylogowaniu</text:p>
      <text:p text:style-name="P1"><text:s text:c="12"/>anonymous: ~</text:p>
      <text:p text:style-name="P1"><text:s text:c="12"/># activate different ways to authenticate</text:p>
      <text:p text:style-name="P1"/>
      <text:p text:style-name="P1"><text:s text:c="12"/># http_basic: ~</text:p>
      <text:p text:style-name="P1"><text:s text:c="12"/># http://symfony.com/doc/current/book/security.html#a-configuring-how-your-users-will-authenticate</text:p>
      <text:p text:style-name="P1"><text:s text:c="12"/># form_login: ~</text:p>
      <text:p text:style-name="P1"><text:s text:c="12"/># http://symfony.com/doc/current/cookbook/security/form_login_setup.html</text:p>
      <text:p text:style-name="P1"><text:s text:c="12"/></text:p>
      <text:p text:style-name="P1"><text:s text:c="4"/>access_control:</text:p>
      <text:p text:style-name="P1"><text:s text:c="8"/># require ROLE_ADMIN for /admin*</text:p>
      <text:p text:style-name="P1"><text:s text:c="8"/>- { path: ^/dashboard/backend_login, roles: IS_AUTHENTICATED_ANONYMOUSLY }</text:p>
      <text:p text:style-name="P1"><text:s text:c="8"/>- { path: ^/dashboard, roles: ROLE_ADMIN }</text:p>
      <text:p text:style-name="P1"><text:s text:c="8"/>- { path: ^/frontend_login, roles: IS_AUTHENTICATED_ANONYMOUSLY }</text:p>
      <text:p text:style-name="P7"><text:s text:c="8"/>- { path: ^/archive, roles: ROLE_USER }</text:p>
      <text:p text:style-name="P7"><text:s text:c="8"/>#- { path: ^/blog, roles: ROLE_USER }</text:p>
      <text:p text:style-name="P1"/>
      <text:p text:style-name="P2">Zabezpieczenie formularza przed atakami <text:span text:style-name="T5">CSRF</text:span> </text:p>
      <text:p text:style-name="P1"/>
      <text:p text:style-name="P1">1. W pliku security dodajemy</text:p>
      <text:p text:style-name="P1"><text:span text:style-name="T15">#</text:span><text:span text:style-name="T10">app/config/</text:span><text:span text:style-name="T9">security.yml</text:span></text:p>
      <text:p text:style-name="P1"><text:s text:c="4"/>firewalls:</text:p>
      <text:p text:style-name="P1">...</text:p>
      <text:p text:style-name="P1"><text:s text:c="8"/>backend_secured_area:</text:p>
      <text:p text:style-name="P1"><text:s text:c="12"/>pattern: <text:s text:c="3"/>^/dashboard</text:p>
      <text:p text:style-name="P1"><text:s text:c="12"/>form_login:</text:p>
      <text:p text:style-name="P1">...</text:p>
      <text:p text:style-name="P1"><text:s text:c="16"/>login_path: blog_backend_login</text:p>
      <text:p text:style-name="P1"><text:s text:c="16"/>check_path: blog_backend_login_check</text:p>
      <text:p text:style-name="P1"><text:s text:c="16"/><text:span text:style-name="T2">csrf_provider: security.csrf.token_manager</text:span></text:p>
      <text:p text:style-name="P1">...</text:p>
      <text:p text:style-name="P1"><text:s text:c="8"/>frontend_secured_area:</text:p>
      <text:p text:style-name="P1"><text:s text:c="12"/>pattern: <text:s text:c="3"/>^/</text:p>
      <text:p text:style-name="P1"><text:s text:c="12"/>form_login:</text:p>
      <text:p text:style-name="P1">...</text:p>
      <text:p text:style-name="P1"><text:s text:c="16"/>login_path: blog_frontend_login</text:p>
      <text:p text:style-name="P1"><text:s text:c="16"/>check_path: blog_frontend_login_check</text:p>
      <text:p text:style-name="P1"><text:s text:c="16"/><text:span text:style-name="T2">csrf_provider: security.csrf.token_manager</text:span></text:p>
      <text:p text:style-name="P1">...</text:p>
      <text:p text:style-name="P3">2. W template z formularzem logowania:</text:p>
      <text:p text:style-name="P12">#src\BlogAdminBundle\Resources\views\Security\login.html.twig #src\BlogBundle\Resources\views\Security\login.html.twig </text:p>
      <text:p text:style-name="P3">&lt;form action="{{ path('blog_backend_login_check') }}" method="post"&gt;</text:p>
      <text:p text:style-name="P3"><text:s text:c="4"/>&lt;label for="username"&gt;Username:&lt;/label&gt;</text:p>
      <text:p text:style-name="P3"><text:s text:c="4"/>&lt;input type="text" id="username" name="_username" value="{{ last_username }}" /&gt;</text:p>
      <text:p text:style-name="P3"/>
      <text:p text:style-name="P3"><text:s text:c="4"/>&lt;label for="password"&gt;Password:&lt;/label&gt;</text:p>
      <text:p text:style-name="P3"><text:s text:c="4"/>&lt;input type="password" id="password" name="_password" /&gt;</text:p>
      <text:p text:style-name="P3"/>
      <text:p text:style-name="P3"><text:s text:c="4"/><text:span text:style-name="T2">&lt;input type="hidden" name="_csrf_token" value="{{ csrf_token('authenticate') }}"&gt;</text:span></text:p>
      <text:p text:style-name="P3"/>
      <text:p text:style-name="P3"><text:s text:c="4"/>&lt;button type="submit"&gt;login&lt;/button&gt;</text:p>
      <text:p text:style-name="P3">&lt;/form&gt;</text:p>
      <text:p text:style-name="P6"><text:soft-page-break/>Włączanie i wyłączanie uzytkowników</text:p>
      <text:p text:style-name="P6"/>
      <text:p text:style-name="P3">Modyfikujem klase i zmieniamy UserInterface na <text:s/><text:span text:style-name="T3">AdvancedUserInterface</text:span></text:p>
      <text:p text:style-name="P3"/>
      <text:p text:style-name="P10">//src\BlogBundle\Entity\<text:span text:style-name="T17">User.php</text:span> </text:p>
      <text:p text:style-name="P1"/>
      <text:p text:style-name="P7">use Symfony\Component\Security\Core\User\AdvancedUserInterface;</text:p>
      <text:p text:style-name="P1">// ...</text:p>
      <text:p text:style-name="P1"/>
      <text:p text:style-name="P1">class User implements <text:span text:style-name="T2">AdvancedUserInterface</text:span>, \Serializable</text:p>
      <text:p text:style-name="P1">{</text:p>
      <text:p text:style-name="P1"><text:s text:c="4"/>// ...</text:p>
      <text:p text:style-name="P1"/>
      <text:p text:style-name="P1"><text:s text:c="4"/><text:span text:style-name="T2">public function isAccountNonExpired()</text:span></text:p>
      <text:p text:style-name="P7"><text:s text:c="4"/>{</text:p>
      <text:p text:style-name="P7"><text:s text:c="8"/>return true;</text:p>
      <text:p text:style-name="P7"><text:s text:c="4"/>}</text:p>
      <text:p text:style-name="P7"/>
      <text:p text:style-name="P7"><text:s text:c="4"/>public function isAccountNonLocked()</text:p>
      <text:p text:style-name="P7"><text:s text:c="4"/>{</text:p>
      <text:p text:style-name="P7"><text:s text:c="8"/>return true;</text:p>
      <text:p text:style-name="P7"><text:s text:c="4"/>}</text:p>
      <text:p text:style-name="P7"/>
      <text:p text:style-name="P7"><text:s text:c="4"/>public function isCredentialsNonExpired()</text:p>
      <text:p text:style-name="P7"><text:s text:c="4"/>{</text:p>
      <text:p text:style-name="P7"><text:s text:c="8"/>return true;</text:p>
      <text:p text:style-name="P7"><text:s text:c="4"/>}</text:p>
      <text:p text:style-name="P7"/>
      <text:p text:style-name="P7"><text:s text:c="4"/>public function isEnabled()</text:p>
      <text:p text:style-name="P7"><text:s text:c="4"/>{</text:p>
      <text:p text:style-name="P7"><text:s text:c="8"/>return $this-&gt;isActive;</text:p>
      <text:p text:style-name="P7"><text:s text:c="4"/>}</text:p>
      <text:p text:style-name="P7"/>
      <text:p text:style-name="P1"><text:s text:c="4"/>// serialize and unserialize must be updated - see below</text:p>
      <text:p text:style-name="P1"><text:s text:c="4"/>public function serialize()</text:p>
      <text:p text:style-name="P1"><text:s text:c="4"/>{</text:p>
      <text:p text:style-name="P1"><text:s text:c="8"/>return serialize(array(</text:p>
      <text:p text:style-name="P1"><text:s text:c="12"/>// ...</text:p>
      <text:p text:style-name="P1"><text:s text:c="12"/><text:span text:style-name="T2">$this-&gt;isActive</text:span></text:p>
      <text:p text:style-name="P1"><text:s text:c="8"/>));</text:p>
      <text:p text:style-name="P1"><text:s text:c="4"/>}</text:p>
      <text:p text:style-name="P1"><text:s text:c="4"/>public function unserialize($serialized)</text:p>
      <text:p text:style-name="P1"><text:s text:c="4"/>{</text:p>
      <text:p text:style-name="P1"><text:s text:c="8"/>list (</text:p>
      <text:p text:style-name="P1"><text:s text:c="12"/>// ...</text:p>
      <text:p text:style-name="P1"><text:s text:c="12"/><text:span text:style-name="T2">$this-&gt;isActive</text:span></text:p>
      <text:p text:style-name="P1"><text:s text:c="8"/>) = unserialize($serialized);</text:p>
      <text:p text:style-name="P1"><text:s text:c="4"/>}</text:p>
      <text:p text:style-name="P1">}</text:p>
      <text:p text:style-name="P1"/>
      <text:p text:style-name="P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Logowanie do serwisu przez emial</text:p>
      <text:p text:style-name="P1"/>
      <text:p text:style-name="P1">1. Tworzymy nową klasę</text:p>
      <text:p text:style-name="P1"># src/BlogBundle/Resources/config/doctrine/<text:span text:style-name="T17">User.orm.yml</text:span></text:p>
      <text:p text:style-name="P1">BlogBundle\Entity\User:</text:p>
      <text:p text:style-name="P1"><text:s text:c="2"/>type: entity</text:p>
      <text:p text:style-name="P1"><text:s text:c="2"/><text:span text:style-name="T2">repositoryClass: BlogBundle\Repository\UserRepository</text:span></text:p>
      <text:p text:style-name="P1"><text:s text:c="2"/>table: user</text:p>
      <text:p text:style-name="P1"/>
      <text:p text:style-name="P1">2. Wywołujemy polecenie:</text:p>
      <text:p text:style-name="P4"><text:tab/></text:p>
      <text:p text:style-name="P1"><text:span text:style-name="T14"><text:tab/></text:span><text:span text:style-name="T12">php app/console doctrine:generate:entities BlogBundle/Entity/User</text:span> </text:p>
      <text:p text:style-name="P1"/>
      <text:p text:style-name="P1">3. Do nowo powstałej klasy dodajemy wpis:</text:p>
      <text:p text:style-name="P3">// src/BlogBundle/Entity/<text:span text:style-name="T2">UserRepository.php</text:span></text:p>
      <text:p text:style-name="P3"/>
      <text:p text:style-name="P3">namespace BlogBundle\Entity;</text:p>
      <text:p text:style-name="P3"/>
      <text:p text:style-name="P3">use Symfony\Component\Security\Core\User\UserInterface;</text:p>
      <text:p text:style-name="P3">use Symfony\Component\Security\Core\User\UserProviderInterface;</text:p>
      <text:p text:style-name="P3">use Symfony\Component\Security\Core\Exception\UnsupportedUserException;</text:p>
      <text:p text:style-name="P3">use Doctrine\ORM\EntityRepository;</text:p>
      <text:p text:style-name="P3"/>
      <text:p text:style-name="P3">class UserRepository extends EntityRepository implements UserProviderInterface</text:p>
      <text:p text:style-name="P3">{</text:p>
      <text:p text:style-name="P3"><text:s text:c="4"/><text:span text:style-name="T16">public</text:span><text:span text:style-name="T16"> </text:span><text:span text:style-name="T16">function</text:span><text:span text:style-name="T16"> loadUserByUsername</text:span><text:span text:style-name="T16">(</text:span><text:span text:style-name="T16">$username</text:span><text:span text:style-name="T16">)</text:span></text:p>
      <text:p text:style-name="P3"><text:s text:c="4"/><text:span text:style-name="T16">{</text:span></text:p>
      <text:p text:style-name="P3"><text:s text:c="8"/><text:span text:style-name="T16">return</text:span><text:span text:style-name="T16"> $this</text:span><text:span text:style-name="T16">-&gt;</text:span><text:span text:style-name="T16">createQueryBuilder</text:span><text:span text:style-name="T16">(</text:span><text:span text:style-name="T16">'u'</text:span><text:span text:style-name="T16">)</text:span></text:p>
      <text:p text:style-name="P3"><text:s text:c="12"/><text:span text:style-name="T16">-&gt;</text:span><text:span text:style-name="T16">where</text:span><text:span text:style-name="T16">(</text:span><text:span text:style-name="T16">'u.username = :username OR u.email = :email'</text:span><text:span text:style-name="T16">)</text:span></text:p>
      <text:p text:style-name="P3"><text:s text:c="12"/><text:span text:style-name="T16">-&gt;</text:span><text:span text:style-name="T16">setParameter</text:span><text:span text:style-name="T16">(</text:span><text:span text:style-name="T16">'username'</text:span><text:span text:style-name="T16">,</text:span><text:span text:style-name="T16"> $username</text:span><text:span text:style-name="T16">)</text:span></text:p>
      <text:p text:style-name="P3"><text:s text:c="12"/><text:span text:style-name="T16">-&gt;</text:span><text:span text:style-name="T16">setParameter</text:span><text:span text:style-name="T16">(</text:span><text:span text:style-name="T16">'email'</text:span><text:span text:style-name="T16">,</text:span><text:span text:style-name="T16"> $username</text:span><text:span text:style-name="T16">)</text:span></text:p>
      <text:p text:style-name="P3"><text:s text:c="12"/><text:span text:style-name="T16">-&gt;</text:span><text:span text:style-name="T16">getQuery</text:span><text:span text:style-name="T16">()</text:span></text:p>
      <text:p text:style-name="P3"><text:s text:c="12"/><text:span text:style-name="T16">-&gt;</text:span><text:span text:style-name="T16">getOneOrNullResult</text:span><text:span text:style-name="T16">();</text:span></text:p>
      <text:p text:style-name="P3"><text:s text:c="4"/><text:span text:style-name="T16">}</text:span></text:p>
      <text:p text:style-name="P3"/>
      <text:p text:style-name="P3"><text:s text:c="4"/><text:span text:style-name="T16">public</text:span><text:span text:style-name="T16"> </text:span><text:span text:style-name="T16">function</text:span><text:span text:style-name="T16"> refreshUser</text:span><text:span text:style-name="T16">(</text:span><text:span text:style-name="T16">UserInterface $user</text:span><text:span text:style-name="T16">)</text:span></text:p>
      <text:p text:style-name="P3"><text:s text:c="4"/><text:span text:style-name="T16">{</text:span></text:p>
      <text:p text:style-name="P3"><text:s text:c="8"/><text:span text:style-name="T16">$class </text:span><text:span text:style-name="T16">=</text:span><text:span text:style-name="T16"> get_class</text:span><text:span text:style-name="T16">(</text:span><text:span text:style-name="T16">$user</text:span><text:span text:style-name="T16">);</text:span></text:p>
      <text:p text:style-name="P3"><text:s text:c="8"/><text:span text:style-name="T16">if</text:span><text:span text:style-name="T16"> </text:span><text:span text:style-name="T16">(</text:span><text:span text:style-name="T16">!</text:span><text:span text:style-name="T16">$this</text:span><text:span text:style-name="T16">-&gt;</text:span><text:span text:style-name="T16">supportsClass</text:span><text:span text:style-name="T16">(</text:span><text:span text:style-name="T16">$class</text:span><text:span text:style-name="T16">))</text:span><text:span text:style-name="T16"> </text:span><text:span text:style-name="T16">{</text:span></text:p>
      <text:p text:style-name="P3"><text:s text:c="12"/><text:span text:style-name="T16">throw</text:span><text:span text:style-name="T16"> </text:span><text:span text:style-name="T16">new</text:span><text:span text:style-name="T16"> UnsupportedUserException</text:span><text:span text:style-name="T16">(</text:span></text:p>
      <text:p text:style-name="P3"><text:s text:c="16"/><text:span text:style-name="T16">sprintf</text:span><text:span text:style-name="T16">(</text:span></text:p>
      <text:p text:style-name="P3"><text:s text:c="20"/><text:span text:style-name="T16">'Instances of "%s" are not supported.'</text:span><text:span text:style-name="T16">,</text:span></text:p>
      <text:p text:style-name="P3"><text:s text:c="20"/><text:span text:style-name="T16">$class</text:span></text:p>
      <text:p text:style-name="P3"><text:s text:c="16"/><text:span text:style-name="T16">)</text:span></text:p>
      <text:p text:style-name="P3"><text:s text:c="12"/><text:span text:style-name="T16">);</text:span></text:p>
      <text:p text:style-name="P3"><text:s text:c="8"/><text:span text:style-name="T16">}</text:span></text:p>
      <text:p text:style-name="P3"/>
      <text:p text:style-name="P3"><text:s text:c="8"/><text:span text:style-name="T16">return</text:span><text:span text:style-name="T16"> $this</text:span><text:span text:style-name="T16">-&gt;</text:span><text:span text:style-name="T16">find</text:span><text:span text:style-name="T16">(</text:span><text:span text:style-name="T16">$user</text:span><text:span text:style-name="T16">-&gt;</text:span><text:span text:style-name="T16">getId</text:span><text:span text:style-name="T16">());</text:span></text:p>
      <text:p text:style-name="P3"><text:s text:c="4"/><text:span text:style-name="T16">}</text:span></text:p>
      <text:p text:style-name="P3"/>
      <text:p text:style-name="P3"><text:s text:c="4"/><text:span text:style-name="T16">public</text:span><text:span text:style-name="T16"> </text:span><text:span text:style-name="T16">function</text:span><text:span text:style-name="T16"> supportsClass</text:span><text:span text:style-name="T16">(</text:span><text:span text:style-name="T16">$class</text:span><text:span text:style-name="T16">)</text:span></text:p>
      <text:p text:style-name="P3"><text:s text:c="4"/><text:span text:style-name="T16">{</text:span></text:p>
      <text:p text:style-name="P3"><text:s text:c="8"/><text:span text:style-name="T16">return</text:span><text:span text:style-name="T16"> $this</text:span><text:span text:style-name="T16">-&gt;</text:span><text:span text:style-name="T16">getEntityName</text:span><text:span text:style-name="T16">()</text:span><text:span text:style-name="T16"> </text:span><text:span text:style-name="T16">===</text:span><text:span text:style-name="T16"> $class</text:span></text:p>
      <text:p text:style-name="P3"><text:s text:c="12"/><text:span text:style-name="T16">||</text:span><text:span text:style-name="T16"> is_subclass_of</text:span><text:span text:style-name="T16">(</text:span><text:span text:style-name="T16">$class</text:span><text:span text:style-name="T16">,</text:span><text:span text:style-name="T16"> $this</text:span><text:span text:style-name="T16">-&gt;</text:span><text:span text:style-name="T16">getEntityName</text:span><text:span text:style-name="T16">());</text:span></text:p>
      <text:p text:style-name="P3"><text:s text:c="4"/><text:span text:style-name="T16">}</text:span></text:p>
      <text:p text:style-name="P3">}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Grande" svg:font-family="'Lucida Grande', 'Lucida Sans Unicode', 'Lucida Sans', Geneva, Verdana, sans-serif"/>
    <style:font-face style:name="Menlo" svg:font-family="Menlo, Monaco, Consolas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9H35M26S</meta:editing-duration>
    <meta:editing-cycles>59</meta:editing-cycles>
    <meta:generator>OpenOffice.org/3.3$Win32 OpenOffice.org_project/330m20$Build-9567</meta:generator>
    <dc:date>2016-03-03T16:28:04.35</dc:date>
    <dc:creator>szymon idczak</dc:creator>
    <meta:document-statistic meta:table-count="0" meta:image-count="0" meta:object-count="0" meta:page-count="11" meta:paragraph-count="572" meta:word-count="1388" meta:character-count="16952"/>
    <meta:user-defined meta:name="Info 1"/>
    <meta:user-defined meta:name="Info 2"/>
    <meta:user-defined meta:name="Info 3"/>
    <meta:user-defined meta:name="Info 4"/>
  </office:meta>
</office:document-meta>
</file>